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style="italic" style:font-style-asian="italic"/>
    </style:style>
    <style:style style:name="T14" style:parent-style-name="DefaultParagraphFont" style:family="text">
      <style:text-properties fo:font-style="italic" style:font-style-asian="italic"/>
    </style:style>
    <style:style style:name="T15" style:parent-style-name="DefaultParagraphFont" style:family="text">
      <style:text-properties fo:font-style="italic" style:font-style-asian="italic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text:display="none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style="italic" style:font-style-asian="italic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/>
      <text:p text:style-name="ch2">Chapter 4</text:p>
      <text:h text:style-name="Heading1" text:outline-level="1">Forth Tools</text:h>
      <text:h text:style-name="Heading2" text:outline-level="2">Local Variables</text:h>
      <text:p text:style-name="tx"><text:alphabetical-index-mark text:string-value="Local variables, 4-"/>In a complicated Forth word it is sometimes hard to keep track of where things are on the stack. <text:s/>If you find you are doing a lot of stack operations like<text:s/><text:span text:style-name="T2">DUP SWAP ROT PICK</text:span><text:s/>etc. <text:s/>then you may want to use<text:s/><text:span text:style-name="T3">local variables</text:span>. <text:s/>They can greatly simplify your code. <text:s/></text:p>
      <text:p text:style-name="tx">You can declare local variables for a word using a syntax similar to the stack diagram. <text:s/>These variables will only be accessible within that word. <text:s/>Thus they are "local" as opposed to "global" like regular variables. <text:s/>Local variables are<text:s/><text:span text:style-name="T4">self-fetching</text:span>. <text:s/>They automatically put their values on the stack when you give their name. <text:s/>You don't need to<text:s/><text:span text:style-name="T5">@</text:span><text:s/>the contents. <text:s/>Local variables do not take up space in the dictionary. <text:s/>They reside on the return stack where space is made for them as needed. <text:s/>Words written with them can be reentrant and recursive. <text:s/>You can declare how large local variables are to allow double precision, or larger.</text:p>
      <text:p text:style-name="tx">Consider a word that calculates the difference of two squares, Here are two ways of writing the same word. <text:s text:c="2"/></text:p>
      <text:p text:style-name="Forth">: DIFF.SQUARES ( A B -- A*A-B*B )<text:s/></text:p>
      <text:p text:style-name="Forth"><text:s text:c="4"/>DUP *<text:s/></text:p>
      <text:p text:style-name="Forth"><text:s text:c="4"/>SWAP DUP *<text:s/></text:p>
      <text:p text:style-name="Forth"><text:s text:c="4"/>SWAP -<text:s/></text:p>
      <text:p text:style-name="Forth">;<text:s/></text:p>
      <text:p text:style-name="Forth"><text:s text:c="2"/>( or )<text:s/></text:p>
      <text:p text:style-name="Forth">: DIFF.SQUARES { A B -- A*A-B*B }<text:s/></text:p>
      <text:p text:style-name="Forth"><text:s text:c="4"/>A A *<text:s/></text:p>
      <text:p text:style-name="Forth"><text:s text:c="4"/>B B * -<text:s/></text:p>
      <text:p text:style-name="Forth">;<text:s/></text:p>
      <text:p text:style-name="Forth">3 2 DIFF.SQUARES <text:s/>( would return 5 )<text:s/></text:p>
      <text:p text:style-name="tx">In the second definition of DIFF.SQUARES the curly bracket '<text:span text:style-name="T6">{</text:span>' told the compiler to start declaring local variables. <text:s/>Two locals were defined, A and B. <text:s/>The names could be as long as regular Forth words if desired. <text:s/>The "<text:span text:style-name="T7">--</text:span>" marked the end of the local variable list. <text:s/>When the word is executed, the values will automatically be pulled from the stack and placed in the local variables. <text:s/>When a local variable is executed it places its value on the stack instead of its address. <text:s/>This is called<text:s/><text:span text:style-name="T8">self-fetching</text:span>. Since there is no address,<text:s/>you may wonder how you can store into a local variable. <text:s/>There is a special operator for local variables that does a store. <text:s text:c="2"/>It looks like<text:s/><text:span text:style-name="T9">-&gt;</text:span><text:s/>and is pronounced "to".</text:p>
      <text:p text:style-name="tx">Local variables need not be passed on the stack. <text:s/>You can declare a local variable that is uninitialized by placing it after a "vertical bar" (<text:s/><text:span text:style-name="T10">|<text:s/></text:span>)character. <text:s/>Uninitialized are exactly that. They are not automatically set to zero when created and may have any possible value before being set. <text:s/>Here is a simple example that uses<text:s/><text:span text:style-name="T11">-&gt;<text:s/></text:span>and<text:s/><text:span text:style-name="T12">|</text:span><text:s/>in a word:</text:p>
      <text:p text:style-name="Forth">: SHOW2* <text:s/></text:p>
      <text:p text:style-name="Forth"><text:tab/>{ loc1 | unvar -- <text:s/>, 1 regular, 1 uninitialized }</text:p>
      <text:p text:style-name="Forth"><text:tab/>LOC1 <text:s/>2* <text:s/>-&gt; <text:s/>UNVAR<text:s/></text:p>
      <text:p text:style-name="Forth"><text:tab/><text:tab/>(set uninitialized local to 2*LOC1 )</text:p>
      <text:p text:style-name="Forth"><text:tab/>UNVAR <text:s text:c="2"/>. <text:s text:c="2"/>( print UNVAR )</text:p>
      <text:p text:style-name="Forth">;</text:p>
      <text:p text:style-name="Forth">3 SHOW2* <text:s text:c="2"/>( pass only 1 parameter, prints 6 )</text:p>
      <text:soft-page-break/>
      <text:p text:style-name="tx">Since local variable often used as counters or accumulators, we have a special operator for adding to a local variable It is +-&gt; which is pronounced "plus to". <text:s/>These next two lines are functionally equivalent but the second line is faster and smaller:</text:p>
      <text:p text:style-name="Forth">ACCUM <text:s text:c="2"/>10 + <text:s text:c="2"/>-&gt; ACCUM</text:p>
      <text:p text:style-name="Forth">10 +-&gt; ACCUM</text:p>
      <text:p text:style-name="tx">If you don't specify the size of the local variables, they default to 1 cell. You can specify the size in cells by preceding the variable name with a number. <text:s text:c="2"/></text:p>
      <text:p text:style-name="Forth">: EXAMPLE { 2 a 2 b 4 c -- d1 }<text:s/></text:p>
      <text:p text:style-name="Forth"><text:s text:c="4"/>a b <text:s/>D+<text:s/></text:p>
      <text:p text:style-name="Forth"><text:s text:c="4"/>c ( note this fetches 2 double numbers )<text:s/></text:p>
      <text:p text:style-name="Forth"><text:s text:c="4"/>D+ D+ ;<text:s/></text:p>
      <text:p text:style-name="Forth">5. 4. 6. 9. example <text:s/>( will return 24. ) <text:s/></text:p>
      <text:p text:style-name="tx">Local variables are normally self fetching, but that can be turned on and off using NO@ and YES@. When NO@ is specified, a reference to a local variable will result in its address being placed on the stack.</text:p>
      <text:p text:style-name="Forth">: EXAMPLE {<text:s/>a b c -- sum+1 }<text:s/></text:p>
      <text:p text:style-name="Forth"><text:s text:c="4"/>a b + c + <text:s/>-&gt; c <text:s/></text:p>
      <text:p text:style-name="Forth"><text:s text:c="4"/>no@ ( turn self fetching off ) <text:s text:c="2"/></text:p>
      <text:p text:style-name="Forth"><text:s text:c="4"/>1 c +!</text:p>
      <text:p text:style-name="Forth"><text:s text:c="4"/>yes@ ( turn it back on )</text:p>
      <text:p text:style-name="Forth"><text:s text:c="4"/>c <text:s/>( fetch C ) ;<text:s/></text:p>
      <text:p text:style-name="Forth"/>
      <text:p text:style-name="Forth">1 2 3 example ( will return 7 )</text:p>
      <text:p text:style-name="tx">By combining NO@ and multiple cell variables, you can allocate local arrays<text:s/></text:p>
      <text:p text:style-name="Forth">: LOCARR { indx | 100 larr -- }</text:p>
      <text:p text:style-name="Forth"><text:tab/>NO@ LARR YES@ \ get address of base of array</text:p>
      <text:p text:style-name="Forth"><text:tab/>INDX CELLS \ calculate offset into array</text:p>
      <text:p text:style-name="Forth"><text:tab/>+ <text:s/>@ <text:s/>\ calculate address in array and fetch value there</text:p>
      <text:p text:style-name="Forth">;</text:p>
      <text:p text:style-name="tx">You can also specify that some local variables will automatically be returned: <text:s/></text:p>
      <text:p text:style-name="Forth">:<text:s/>EXAMPLE { a b c --&gt; c }<text:s/></text:p>
      <text:p text:style-name="Forth"><text:s text:c="4"/>a b + c + -&gt; c</text:p>
      <text:p text:style-name="Forth">;<text:s/></text:p>
      <text:p text:style-name="Forth">1 2 3 example <text:s/>( will return 6 ) <text:s text:c="2"/></text:p>
      <text:p text:style-name="tx">The --&gt; means that what follows up to the ASCII } is a list of variables to return.</text:p>
      <text:p text:style-name="tx">If you name a local variable the same as a Forth word in the dictionary, eg. INDEX or COUNT, you will be given a warning message. <text:s/>The local variable will still work but one could easily get confused so we warn you about this. <text:s/>Other errors that can occur include, missing a closing '}', missing '--', or having too many local variables.</text:p>
      <text:h text:style-name="Heading2" text:outline-level="2">Command Line History</text:h>
      <text:p text:style-name="tx"><text:alphabetical-index-mark text:string-value="Edit command line, 4-"/>You can use the<text:s/><text:span text:style-name="T13">cursor keys</text:span><text:s/>to edit the command line as you enter them. <text:s/><text:alphabetical-index-mark text:string-value="History, 4-"/>You can also scroll through and edit previous commands to avoid retyping. <text:s/>Enter:</text:p>
      <text:p text:style-name="Forth">23 <text:s/>45 <text:s/>+ <text:s/>.</text:p>
      <text:p text:style-name="Normal"/>
      <text:p text:style-name="tx"><text:alphabetical-index-mark text:string-value="Command Line History, 4-"/>Now hit the &lt;UP ARROW&gt; then &lt;RETURN&gt; to reexecute that command. <text:s/>Now hit the &lt;UP ARROW&gt; then the &lt;LEFT-ARROW&gt;, then change one of the numbers, then &gt;RETURN&gt;. <text:s/>This can save you a lot of typing.</text:p>
      <text:p text:style-name="tx">(This next feature does not work on a Mac Plus. Sorry.) If you want to go back to a certain line, type the first few characters of that line, then hold down the SHIFT key while you hit &lt;UP-ARROW&gt;. This is called<text:s/><text:span text:style-name="T14">command line completion</text:span><text:s/>. This will search for a matching line. <text:s/>If you match a line you didn't want, keep hitting SHIFT+&lt;UP-ARROW&gt; to continue the search.</text:p>
      <text:h text:style-name="Heading2" text:outline-level="2">Using DEFER for vectored words.</text:h>
      <text:p text:style-name="tx"><text:alphabetical-index-mark text:string-value="DEFER, 4-"/>In Forth and other languages you can save the address of a function in a variable. <text:s/>You can later fetch from that variable and execute the function it points to. <text:s/><text:alphabetical-index-mark text:string-value="Vectored execution, 4-"/>This is called<text:s/><text:span text:style-name="T15">vectored execution</text:span>. <text:s/>HForth provides a tool that simplifies this process. <text:s/>You can define a word using<text:s/><text:span text:style-name="T16">DEFER</text:span>. <text:s/>This word will contain the address of another Forth function. <text:s/>The executable address of a function is called the "CFA" which stands for "Code Field Address". <text:s/>When you execute the deferred word, it will execute the function it points to. <text:s/>By changing the contents of this deferred word, you can change what it will do. <text:s/>There are several words that support this<text:s/>process.</text:p>
      <text:p text:style-name="Normal"/>
      <text:p text:style-name="DefStart">DEFER <text:s/>( &lt;name&gt; -- , define a deferred word )</text:p>
      <text:p text:style-name="DefStart">IS <text:s/>( CFA &lt;name&gt; -- , set the function for a deferred word )</text:p>
      <text:p text:style-name="DefStart">WHAT'S <text:s/>( &lt;name&gt; -- CFA , return the CFA set by IS )</text:p>
      <text:p text:style-name="DefBody">Simple way to see the name of what's in a deffered word:</text:p>
      <text:p text:style-name="Forth"><text:tab/>WHAT'S TYPE <text:s/>&gt;NAME ID.</text:p>
      <text:p text:style-name="DefBody">should print name of current word that's in TYPE.</text:p>
      <text:p text:style-name="tx">Here is an example that uses a deferred word.</text:p>
      <text:p text:style-name="Normal"/>
      <text:p text:style-name="Forth">DEFER PRINTIT</text:p>
      <text:p text:style-name="Forth">'C . IS PRINTIT <text:s text:c="2"/>( make PRINTIT use . )</text:p>
      <text:p text:style-name="Forth">8 3 + PRINTIT</text:p>
      <text:p text:style-name="Forth"/>
      <text:p text:style-name="Forth">: COUNTUP <text:s/>( -- , call deferred word )</text:p>
      <text:p text:style-name="Forth"><text:tab/>." Hit RETURN to stop!" CR</text:p>
      <text:p text:style-name="Forth"><text:tab/>0 ( first value )</text:p>
      <text:p text:style-name="Forth"><text:tab/>BEGIN<text:s/>1+ DUP PRINTIT CR</text:p>
      <text:p text:style-name="Forth"><text:tab/><text:tab/>?TERMINAL</text:p>
      <text:p text:style-name="Forth"><text:tab/>UNTIL</text:p>
      <text:p text:style-name="Forth">;</text:p>
      <text:p text:style-name="Forth">COUNTUP <text:s/>( uses simple . )</text:p>
      <text:p text:style-name="Forth"/>
      <text:p text:style-name="Forth">: FANCY.PRINT <text:s/>( N -- , print in DECIMAL and HEX)</text:p>
      <text:p text:style-name="Forth"><text:tab/>DUP ." DECIMAL = " .</text:p>
      <text:p text:style-name="Forth"><text:tab/>." , HEX = " .HEX</text:p>
      <text:p text:style-name="Forth">;</text:p>
      <text:p text:style-name="Forth">'C FANCY.PRINT <text:s/>IS PRINTIT <text:s/>( change printit )</text:p>
      <text:p text:style-name="Forth">WHAT'S PRINTIT &gt;NAME ID. ( shows use of WHAT'S )</text:p>
      <text:p text:style-name="Forth">8 3 + PRINTIT</text:p>
      <text:p text:style-name="Forth">COUNTUP <text:s/>( notice that it now uses FANCY.PRINT )</text:p>
      <text:p text:style-name="Forth"/>
      <text:p text:style-name="tx">Many words in the system have been defined using DEFER which means that we can change how they work without recompiling the entire system. <text:s/>Here is a partial list of those words.</text:p>
      <text:p text:style-name="Forth">KEY <text:s/>EMIT <text:s/>?TERMINAL <text:s/>TYPE <text:s/>. NUMBER? <text:s/>FIND FINDNFA SMUDGE UNSMUDGE EXPECT :CREATE USERINIT USERTERM $FOPEN_VR ABORT</text:p>
      <text:p text:style-name="Forth">$INCLUDE_VR</text:p>
      <text:p text:style-name="Forth"/>
      <text:h text:style-name="Heading3" text:outline-level="3">Potential Problems with Defer</text:h>
      <text:p text:style-name="tx">Deferred words are very handy to use, however, you must be careful with them. <text:s/>One problem that can occur is if you initialize a deferred system more than once. <text:s/>In the below example, suppose we called STUTTER twice. <text:s/>The first time we would save the original EMIT vector in OLD-EMIT and put in a new one. <text:s/>The second time we called it we would take our new function from EMIT and save it in OLD-EMIT overwriting what we had saved previously. <text:s/>Thus we would lose the original vector for EMIT . <text:s/>You can avoid this if you check to see whether you have already done the defer. Here's an example of this technique.</text:p>
      <text:p text:style-name="Forth">DEFER OLD-EMIT</text:p>
      <text:p text:style-name="Forth">' QUIT <text:s/>IS OLD-EMIT <text:s/>( set to known value )</text:p>
      <text:p text:style-name="Forth">: EEMMIITT <text:s/>( char --- , our fun EMIT )</text:p>
      <text:p text:style-name="Forth"><text:s text:c="4"/>DUP OLD-EMIT OLD-EMIT</text:p>
      <text:p text:style-name="Forth">;<text:s/></text:p>
      <text:p text:style-name="Forth">: STUTTER <text:s text:c="2"/>( --- )</text:p>
      <text:p text:style-name="Forth"><text:s text:c="4"/>WHAT'S OLD-EMIT <text:s/>'C QUIT = <text:s/>( still the same? )</text:p>
      <text:p text:style-name="Forth"><text:s text:c="4"/>IF <text:s/>( this must be the first time )</text:p>
      <text:p text:style-name="Forth"><text:s text:c="8"/>WHAT'S EMIT <text:s/>( get the current value of EMIT ) <text:s/></text:p>
      <text:p text:style-name="Forth"><text:s text:c="8"/>IS OLD-EMIT <text:s/>( save this value in OLD-EMIT ) <text:s/></text:p>
      <text:p text:style-name="Forth"><text:s text:c="8"/>'C EEMMIITT IS EMIT</text:p>
      <text:p text:style-name="Forth"><text:s text:c="4"/>ELSE ." <text:s/>Attempt to STUTTER twice!" CR</text:p>
      <text:p text:style-name="Forth"><text:s text:c="4"/>THEN</text:p>
      <text:p text:style-name="Forth">;<text:s/></text:p>
      <text:p text:style-name="Forth">: STOP-IT! <text:s/>( --- )</text:p>
      <text:p text:style-name="Forth"><text:s text:c="4"/>WHAT'S OLD-EMIT ' QUIT =</text:p>
      <text:p text:style-name="Forth"><text:s text:c="4"/>IF <text:s/>." STUTTER not installed!" CR</text:p>
      <text:p text:style-name="Forth"><text:s text:c="4"/>ELSE <text:s/>WHAT'S OLD-EMIT IS EMIT</text:p>
      <text:p text:style-name="Forth"><text:s text:c="8"/>'C QUIT IS OLD-EMIT <text:s/></text:p>
      <text:p text:style-name="Forth"><text:tab/><text:tab/>( reset to show termination )</text:p>
      <text:p text:style-name="Forth"><text:s text:c="4"/>THEN</text:p>
      <text:p text:style-name="Forth">;</text:p>
      <text:p text:style-name="tx">In the above example, we could call STUTTER or STOP-IT! as many times as we want and still be safe. <text:s/>Look in the files<text:s/><text:span text:style-name="T17">HSYS:LOGTO</text:span>,<text:s/><text:span text:style-name="T18">HSYS:DEBUGGER</text:span>, and<text:s/><text:span text:style-name="T19">HSYS:HISTORY</text:span><text:s/>for examples of code that sets deferred system words in a safe manner.</text:p>
      <text:p text:style-name="tx"><text:span text:style-name="T20">.FORGOTTEN and DEFER, 4-;</text:span><text:alphabetical-index-mark text:string-value="IF.FORGOTTEN and DEFER, 4-"/>Suppose you forget your word that EMIT now calls. <text:s/>As you compile new code you will overwrite the code that EMIT calls and it will crash miserably. You<text:s/><text:span text:style-name="T21">must</text:span><text:s/>reset any deferred words that call your code before you FORGET your code. <text:s/>The easiest way to do this is to use the word<text:s/><text:span text:style-name="T22">IF.FORGOTTEN</text:span><text:s/>to specify a cleanup word to be called if you ever FORGET the code in question. <text:s/>In the above example using EMIT , we could have said:</text:p>
      <text:p text:style-name="Forth">IF.FORGOTTEN <text:s/>STOP-IT!</text:p>
      <text:p text:style-name="Forth"/>
      <text:h text:style-name="Heading2" text:outline-level="2">Tools for FORGET: ANEW, INCLUDE?, TASK-, etc.</text:h>
      <text:p text:style-name="tx"><text:alphabetical-index-mark text:string-value="FORGET, misc, 4-"/>When you are testing a file full of code, you will probably recompile many times. <text:s/>You will probably want to<text:s/><text:span text:style-name="T23">FORGET</text:span><text:s/>the old code before loading the new code. <text:s/>You could put a line at the beginning of your file like this:</text:p>
      <text:p text:style-name="Forth">FORGET XXXX-MINE <text:s text:c="4"/>: XXXX-MINE ;</text:p>
      <text:p text:style-name="tx"><text:alphabetical-index-mark text:string-value="ANEW, 4-"/>This would automatically FORGET for you every time you load. <text:s/>Unfortunately, you must define XXXX-MINE before you can ever<text:s/>load this file. <text:s/>We have a word that will automatically define a word for you the first time, then FORGET and redefine it each time after that. <text:s/>It is called<text:s/><text:span text:style-name="T24">ANEW</text:span><text:s/>and can be found at the beginning of most HMSL files. <text:s/>We use a prefix of<text:s/><text:span text:style-name="T25">TASK-</text:span><text:s/>followed by the filename just to be consistent. <text:s/><text:alphabetical-index-mark text:string-value="INCLUDE?, 4-"/>This TASK-name word is handy when working with<text:s/><text:span text:style-name="T26">INCLUDE?</text:span><text:s/>as well. <text:s/>Here is an example:</text:p>
      <text:p text:style-name="Forth">\ Start of file</text:p>
      <text:p text:style-name="Forth">INCLUDE? TASK-MYTHING HP:MYTHING</text:p>
      <text:p text:style-name="Forth">ANEW TASK-THIS-FILE</text:p>
      <text:p text:style-name="Forth">\ the rest of the file follows...</text:p>
      <text:p text:style-name="tx">Notice that the INCLUDE? comes before the call to ANEW so that we don't FORGET MYTHING every time we recompile.</text:p>
      <text:p text:style-name="tx">FORGET allows you to get rid of code that you have already compiled. <text:s/>This is an unusual feature in a programming language. <text:s/>It is very convenient in Forth but can cause problems. <text:s/>Most problems with FORGET involve leaving addresses that point to the forgotten code that are not themselves forgotten. <text:s/>This can occur if you set a deferred system word to your word then FORGET your word. <text:s/>The system word which is below your word in the dictionary is pointing up to code that no longer exists. <text:s/>It will probably crash if called. <text:s/>(See discussion of DEFER above.) Another problem is if your code allocates memory, opens files, or opens windows. <text:s/>If your code is forgotten you may have no way to free or close these thing. <text:s text:c="2"/>You could also have a problems if you add addresses from your code to a table that is below your code. <text:s/>This might be a jump table or data table.</text:p>
      <text:p text:style-name="tx">Since this is a common problem we have provided a tool for<text:s/>handling it. <text:s/>If you have some code that you know could potentially cause a problem if forgotten, then write a cleanup word that will eliminate the problem. <text:s/>This word could UNdefer words, <text:s/>free memory, etc. <text:s/>Then tell the system to call this word if the code is forgotten. Here is how:</text:p>
      <text:p text:style-name="Forth">: MY.CLEANUP <text:s/>( -- , do whatever )</text:p>
      <text:p text:style-name="Forth"><text:s text:c="4"/>MY-MEM @ ?DUP</text:p>
      <text:p text:style-name="Forth"><text:s text:c="4"/>IF <text:s/>MM.FREE <text:s text:c="2"/>0 MY-MEM !</text:p>
      <text:p text:style-name="Forth"><text:s text:c="4"/>THEN</text:p>
      <text:p text:style-name="Forth">;</text:p>
      <text:p text:style-name="Forth">IF.FORGOTTEN <text:s/>MY.CLEANUP</text:p>
      <text:p text:style-name="tx">Notice that the cleanup word checks before doing MM.FREE. <text:s/>This word could be called any number of times and only the first time will have an action. <text:s/>Otherwise you would crash the second time.</text:p>
      <text:p text:style-name="tx"><text:span text:style-name="T27">IF.FORGOTTEN</text:span><text:s/>creates a linked list node containing your CFA that is checked by FORGET. <text:s/>Any nodes that end up above<text:s/><text:span text:style-name="T28">HERE</text:span><text:s/>(the Forth pointer to the top of the dictionary) after FORGET is done are executed.</text:p>
      <text:p text:style-name="tx"><text:alphabetical-index-mark text:string-value="[FORGET], 4-"/>Sometimes, you may need to extend the way that FORGET works. <text:s/>FORGET is not deferred, however, because that could cause some real problems. <text:s/>Instead, you can define a new version of [FORGET] which is searched for and executed by FORGET. <text:s/>You MUST call [FORGET] from your program or FORGET will not actually FORGET. <text:s/>Here is an example.</text:p>
      <text:p text:style-name="Forth">: [FORGET] <text:s/>( -- , my version )</text:p>
      <text:p text:style-name="Forth"><text:s text:c="4"/>." Change things around!" CR</text:p>
      <text:p text:style-name="Forth"><text:s text:c="4"/>[FORGET] <text:s/>( must be called )</text:p>
      <text:p text:style-name="Forth"><text:s text:c="4"/>." Now put them back!" CR</text:p>
      <text:p text:style-name="Forth">;</text:p>
      <text:p text:style-name="Forth">: FOO ." Hello!" ;</text:p>
      <text:p text:style-name="Forth">FORGET FOO<text:s text:c="2"/>( Will print "Change things around!", etc.)</text:p>
      <text:p text:style-name="tx">This is recommended over redefining FORGET because words like ANEW that call FORGET will now pick up your changes.</text:p>
      <text:h text:style-name="Heading2" text:outline-level="2">Creating a Turnkeyed Application</text:h>
      <text:p text:style-name="tx"><text:alphabetical-index-mark text:string-value="TURNKEY, 4-"/>If you have a composition that you would like to share with others, you can create a<text:s/><text:span text:style-name="T29">turnkeyed</text:span><text:s/>version of it. <text:s/><text:alphabetical-index-mark text:string-value="Application, standalone, 4-"/>This means that the composition will run when you double click on the icon. <text:s/>The Forth environment will be inaccessible so it cannot be used to program new HMSL compositions.</text:p>
      <text:p text:style-name="tx"><text:alphabetical-index-mark text:string-value="Copyright, Turnkey, 4-"/>Important:<text:s/><text:span text:style-name="T30">To avoid violating copyright laws, you must obtain written permission from Frog Peak Music before distributing a turnkeyed composition.</text:span><text:s text:c="2"/>This is to prevent someone from simply turnkeying the Shape Editor, Splorp, or the Sequencer, and selling it. <text:s/>We reserve the right to do that ourselves. <text:s/>If, however, you write an original composition using HMSL that uses your own interactive screens, then we will probably grant permission. <text:s/>We encourage people to distribute their compositions in source code form so that other HMSL users can benefit from studying the code and modifying it.</text:p>
      <text:p text:style-name="tx">A turnkeyed image is identical to a normal HMSL image except that it has no name fields. <text:s/>Names are only required during compilation. <text:s/>Eliminating name fields reduces the size of a turnkeyed composition file.</text:p>
      <text:p text:style-name="tx">Before generating a turnkeyed application, you may want to eliminate some of the code you don't use. <text:s/>If you don't use anything but MIDI, you can probably FORGET the code above the HMSL MIDI code to reduce the size of the dictionary. <text:s/>See the file<text:s/><text:span text:style-name="T31">HH:LOAD_HMSL</text:span><text:s/>for variables you can use to optionally load or not load various modules.</text:p>
      <text:p text:style-name="tx">Here are the steps for turnkeying a composition.</text:p>
      <text:p text:style-name="NumPar"><text:tab/>1) Make a copy of HMSL4th and give it a new name.</text:p>
      <text:p text:style-name="NumPar"><text:tab/>2) Double click on the new copy but do NOT INITIALIZE.</text:p>
      <text:p text:style-name="NumPar"><text:tab/>3) If you do not need actions, enter:</text:p>
      <text:p text:style-name="NumPar"><text:tab/><text:tab/><text:tab/>FORGET TASK-ACTION_UTILS</text:p>
      <text:p text:style-name="NumPar"><text:tab/>4) If you do not need the Shape Editor, enter:</text:p>
      <text:p text:style-name="NumPar"><text:tab/><text:tab/><text:tab/>FORGET TASK-SHAPE_EDITOR</text:p>
      <text:p text:style-name="NumPar"><text:tab/>5) Compile your composition. <text:s/>You should have a word that initializes HMSL, then initialize any screens, and then your piece. <text:s/>You will also need termination words. <text:s/>When your piece finishes, even if it aborted, the termination word will be called. For example:</text:p>
      <text:p text:style-name="Forth">: MY.INIT <text:s/>( -- <text:s/>)</text:p>
      <text:p text:style-name="Forth"><text:tab/>HMSL.INIT</text:p>
      <text:p text:style-name="Forth"><text:tab/>USER.INIT <text:s/>( initialize screens<text:s/>in a chain )</text:p>
      <text:p text:style-name="Forth"><text:tab/>PIECE.INIT <text:s/>( your initialization word )</text:p>
      <text:p text:style-name="Forth">;</text:p>
      <text:p text:style-name="Forth">: MY.TERM <text:s/>( -- )</text:p>
      <text:p text:style-name="Forth"><text:tab/>PIECE.TERM</text:p>
      <text:p text:style-name="Forth"><text:tab/>USER.TERM</text:p>
      <text:p text:style-name="Forth"><text:tab/>HMSL.TERM</text:p>
      <text:p text:style-name="Forth">;</text:p>
      <text:p text:style-name="Forth"/>
      <text:p text:style-name="NumPar"><text:tab/>6) Compile the file: <text:s text:c="3"/><text:span text:style-name="T32">HSYS:TURNKEY.F</text:span></text:p>
      <text:p text:style-name="NumPar"><text:tab/>7) To prevent confusion if you run use this application along with HMSL, change the MIDI manager Client ID from HMSL to your own 4 character ID. <text:s/>As an example, suppose your program uses chaotic attractors, you might want to do the following:</text:p>
      <text:p text:style-name="Forth">" KAOS" <text:s/>OSTYPE: <text:s/>'KAOS'</text:p>
      <text:p text:style-name="Forth">'KAOS' <text:s/>-&gt; <text:s/>MIDIM_CLIENT</text:p>
      <text:p text:style-name="NumPar"><text:tab/>8) Use the TURNKEY word to save the currently compiled code as a<text:s/>standalone application. <text:s/>The stack diagram for TURNKEY is:</text:p>
      <text:p text:style-name="DefStart">TURNKEY <text:s/>( cfa-init cfa-piece cfa-term -- )</text:p>
      <text:p text:style-name="NumParBody">As an example, if your piece is called MYPIECE, enter:</text:p>
      <text:p text:style-name="Forth">‘C MY.INIT <text:s/>‘C <text:s/>MYPIECE <text:s/>‘C MY.TERM <text:s/>TURNKEY</text:p>
      <text:p text:style-name="Forth"/>
      <text:p text:style-name="NumPar"><text:tab/>9) Quit from HMSL</text:p>
      <text:p text:style-name="NumPar"><text:tab/>10) Test the turnkeyed composition.</text:p>
      <text:p text:style-name="NumPar"><text:tab/>11) Use ResEdit to change the icon. <text:s/>Change ICN#. <text:s/>You may have to rebuild the desktop to see your new ic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tab/>Forth Tools<text:tab/>4 -<text:s/><text:page-number style:num-format="1">1</text:page-number></text:p>
      </style:footer>
      <style:footer-left>
        <text:p text:style-name="Footer">4 -<text:s/><text:page-number style:num-format="1">1</text:page-number><text:tab/>Forth Tools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14:00Z</meta:creation-date>
    <dc:date>2013-07-07T01:14:00Z</dc:date>
    <meta:template xlink:href="Normal.dotm" xlink:type="simple"/>
    <meta:editing-cycles>2</meta:editing-cycles>
    <meta:editing-duration>PT0S</meta:editing-duration>
    <meta:document-statistic meta:page-count="2" meta:paragraph-count="31" meta:word-count="2332" meta:character-count="15595" meta:row-count="110" meta:non-whitespace-character-count="13294"/>
  </office:meta>
</office:document-meta>
</file>